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shapes>
          <draw:frame draw:z-index="0" draw:style-name="gr1" draw:text-style-name="P1" svg:width="159.99mm" svg:height="89.99mm" svg:x="0mm" svg:y="39.61mm">
            <draw:object draw:notify-on-update-of-ranges="Sheet1.A1:Sheet1.AB1 Sheet1.A1:Sheet1.AB1 Sheet1.A2:Sheet1.AB2 Sheet1.A1:Sheet1.AB1 Sheet1.A8:Sheet1.A8 Sheet1.A8:Sheet1.A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0.91mm" svg:height="84.88mm" svg:x="160.39mm" svg:y="40.03mm">
            <draw:object draw:notify-on-update-of-ranges="Sheet1.A3:Sheet1.A3 Sheet1.B3:Sheet1.AB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num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224" calcext:value-type="float">
            <text:p>224</text:p>
          </table:table-cell>
          <table:table-cell office:value-type="float" office:value="243" calcext:value-type="float">
            <text:p>243</text:p>
          </table:table-cell>
          <table:table-cell office:value-type="float" office:value="280" calcext:value-type="float">
            <text:p>280</text:p>
          </table:table-cell>
          <table:table-cell office:value-type="float" office:value="324" calcext:value-type="float">
            <text:p>324</text:p>
          </table:table-cell>
          <table:table-cell office:value-type="float" office:value="372" calcext:value-type="float">
            <text:p>372</text:p>
          </table:table-cell>
          <table:table-cell office:value-type="float" office:value="424" calcext:value-type="float">
            <text:p>424</text:p>
          </table:table-cell>
          <table:table-cell office:value-type="float" office:value="462" calcext:value-type="float">
            <text:p>46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pente</text:p>
          </table:table-cell>
          <table:table-cell table:formula="of:=([.C2]-[.B2])/([.C1]-[.B1])" office:value-type="float" office:value="0.9" calcext:value-type="float">
            <text:p>0,9</text:p>
          </table:table-cell>
          <table:table-cell table:formula="of:=([.D2]-[.C2])/([.D1]-[.C1])" office:value-type="float" office:value="0.8" calcext:value-type="float">
            <text:p>0,8</text:p>
          </table:table-cell>
          <table:table-cell table:formula="of:=([.E2]-[.D2])/([.E1]-[.D1])" office:value-type="float" office:value="1" calcext:value-type="float">
            <text:p>1</text:p>
          </table:table-cell>
          <table:table-cell table:formula="of:=([.F2]-[.E2])/([.F1]-[.E1])" office:value-type="float" office:value="0.9" calcext:value-type="float">
            <text:p>0,9</text:p>
          </table:table-cell>
          <table:table-cell table:formula="of:=([.G2]-[.F2])/([.G1]-[.F1])" office:value-type="float" office:value="0.9" calcext:value-type="float">
            <text:p>0,9</text:p>
          </table:table-cell>
          <table:table-cell table:formula="of:=([.H2]-[.G2])/([.H1]-[.G1])" office:value-type="float" office:value="0.9" calcext:value-type="float">
            <text:p>0,9</text:p>
          </table:table-cell>
          <table:table-cell table:formula="of:=([.I2]-[.H2])/([.I1]-[.H1])" office:value-type="float" office:value="1" calcext:value-type="float">
            <text:p>1</text:p>
          </table:table-cell>
          <table:table-cell table:formula="of:=([.J2]-[.I2])/([.J1]-[.I1])" office:value-type="float" office:value="0.9" calcext:value-type="float">
            <text:p>0,9</text:p>
          </table:table-cell>
          <table:table-cell table:formula="of:=([.K2]-[.J2])/([.K1]-[.J1])" office:value-type="float" office:value="0.9" calcext:value-type="float">
            <text:p>0,9</text:p>
          </table:table-cell>
          <table:table-cell table:formula="of:=([.L2]-[.K2])/([.L1]-[.K1])" office:value-type="float" office:value="1" calcext:value-type="float">
            <text:p>1</text:p>
          </table:table-cell>
          <table:table-cell table:formula="of:=([.M2]-[.L2])/([.M1]-[.L1])" office:value-type="float" office:value="0.9" calcext:value-type="float">
            <text:p>0,9</text:p>
          </table:table-cell>
          <table:table-cell table:formula="of:=([.N2]-[.M2])/([.N1]-[.M1])" office:value-type="float" office:value="1" calcext:value-type="float">
            <text:p>1</text:p>
          </table:table-cell>
          <table:table-cell table:formula="of:=([.O2]-[.N2])/([.O1]-[.N1])" office:value-type="float" office:value="0.9" calcext:value-type="float">
            <text:p>0,9</text:p>
          </table:table-cell>
          <table:table-cell table:formula="of:=([.P2]-[.O2])/([.P1]-[.O1])" office:value-type="float" office:value="0.9" calcext:value-type="float">
            <text:p>0,9</text:p>
          </table:table-cell>
          <table:table-cell table:formula="of:=([.Q2]-[.P2])/([.Q1]-[.P1])" office:value-type="float" office:value="1" calcext:value-type="float">
            <text:p>1</text:p>
          </table:table-cell>
          <table:table-cell table:formula="of:=([.R2]-[.Q2])/([.R1]-[.Q1])" office:value-type="float" office:value="0.8" calcext:value-type="float">
            <text:p>0,8</text:p>
          </table:table-cell>
          <table:table-cell table:formula="of:=([.S2]-[.R2])/([.S1]-[.R1])" office:value-type="float" office:value="1" calcext:value-type="float">
            <text:p>1</text:p>
          </table:table-cell>
          <table:table-cell table:formula="of:=([.T2]-[.S2])/([.T1]-[.S1])" office:value-type="float" office:value="1" calcext:value-type="float">
            <text:p>1</text:p>
          </table:table-cell>
          <table:table-cell table:formula="of:=([.U2]-[.T2])/([.U1]-[.T1])" office:value-type="float" office:value="0.9" calcext:value-type="float">
            <text:p>0,9</text:p>
          </table:table-cell>
          <table:table-cell table:formula="of:=([.V2]-[.U2])/([.V1]-[.U1])" office:value-type="float" office:value="1.9" calcext:value-type="float">
            <text:p>1,9</text:p>
          </table:table-cell>
          <table:table-cell table:formula="of:=([.W2]-[.V2])/([.W1]-[.V1])" office:value-type="float" office:value="0.74" calcext:value-type="float">
            <text:p>0,74</text:p>
          </table:table-cell>
          <table:table-cell table:formula="of:=([.X2]-[.W2])/([.X1]-[.W1])" office:value-type="float" office:value="0.88" calcext:value-type="float">
            <text:p>0,88</text:p>
          </table:table-cell>
          <table:table-cell table:formula="of:=([.Y2]-[.X2])/([.Y1]-[.X1])" office:value-type="float" office:value="0.96" calcext:value-type="float">
            <text:p>0,96</text:p>
          </table:table-cell>
          <table:table-cell table:formula="of:=([.Z2]-[.Y2])/([.Z1]-[.Y1])" office:value-type="float" office:value="1.04" calcext:value-type="float">
            <text:p>1,04</text:p>
          </table:table-cell>
          <table:table-cell table:formula="of:=([.AA2]-[.Z2])/([.AA1]-[.Z1])" office:value-type="float" office:value="0.76" calcext:value-type="float">
            <text:p>0,76</text:p>
          </table:table-cell>
          <table:table-cell table:formula="of:=([.AB2]-[.AA2])/([.AB1]-[.AA1])" office:value-type="float" office:value="0.8" calcext:value-type="float">
            <text:p>0,8</text:p>
          </table:table-cell>
          <table:table-cell table:formula="of:=([.AC2]-[.AB2])/([.AC1]-[.AB1])" office:value-type="float" office:value="1.004" calcext:value-type="float">
            <text:p>1,004</text:p>
          </table:table-cell>
        </table:table-row>
        <table:table-row table:style-name="ro1">
          <table:table-cell office:value-type="string" calcext:value-type="string">
            <text:p>corrected</text:p>
          </table:table-cell>
          <table:table-cell table:formula="of:=([.B2] - [.$B$2]) * [.$Q$15]" office:value-type="float" office:value="0" calcext:value-type="float">
            <text:p>0</text:p>
          </table:table-cell>
          <table:table-cell table:formula="of:=([.C2] - [.$B$2]) * [.$Q$15]" office:value-type="float" office:value="9.71590909090909" calcext:value-type="float">
            <text:p>9,71590909090909</text:p>
          </table:table-cell>
          <table:table-cell table:formula="of:=([.D2] - [.$B$2]) * [.$Q$15]" office:value-type="float" office:value="18.3522727272727" calcext:value-type="float">
            <text:p>18,3522727272727</text:p>
          </table:table-cell>
          <table:table-cell table:formula="of:=([.E2] - [.$B$2]) * [.$Q$15]" office:value-type="float" office:value="29.1477272727273" calcext:value-type="float">
            <text:p>29,1477272727273</text:p>
          </table:table-cell>
          <table:table-cell table:formula="of:=([.F2] - [.$B$2]) * [.$Q$15]" office:value-type="float" office:value="38.8636363636364" calcext:value-type="float">
            <text:p>38,8636363636364</text:p>
          </table:table-cell>
          <table:table-cell table:formula="of:=([.G2] - [.$B$2]) * [.$Q$15]" office:value-type="float" office:value="48.5795454545455" calcext:value-type="float">
            <text:p>48,5795454545455</text:p>
          </table:table-cell>
          <table:table-cell table:formula="of:=([.H2] - [.$B$2]) * [.$Q$15]" office:value-type="float" office:value="58.2954545454545" calcext:value-type="float">
            <text:p>58,2954545454545</text:p>
          </table:table-cell>
          <table:table-cell table:formula="of:=([.I2] - [.$B$2]) * [.$Q$15]" office:value-type="float" office:value="69.0909090909091" calcext:value-type="float">
            <text:p>69,0909090909091</text:p>
          </table:table-cell>
          <table:table-cell table:formula="of:=([.J2] - [.$B$2]) * [.$Q$15]" office:value-type="float" office:value="78.8068181818182" calcext:value-type="float">
            <text:p>78,8068181818182</text:p>
          </table:table-cell>
          <table:table-cell table:formula="of:=([.K2] - [.$B$2]) * [.$Q$15]" office:value-type="float" office:value="88.5227272727273" calcext:value-type="float">
            <text:p>88,5227272727273</text:p>
          </table:table-cell>
          <table:table-cell table:formula="of:=([.L2] - [.$B$2]) * [.$Q$15]" office:value-type="float" office:value="99.3181818181818" calcext:value-type="float">
            <text:p>99,3181818181818</text:p>
          </table:table-cell>
          <table:table-cell table:formula="of:=([.M2] - [.$B$2]) * [.$Q$15]" office:value-type="float" office:value="109.034090909091" calcext:value-type="float">
            <text:p>109,034090909091</text:p>
          </table:table-cell>
          <table:table-cell table:formula="of:=([.N2] - [.$B$2]) * [.$Q$15]" office:value-type="float" office:value="119.829545454545" calcext:value-type="float">
            <text:p>119,829545454545</text:p>
          </table:table-cell>
          <table:table-cell table:formula="of:=([.O2] - [.$B$2]) * [.$Q$15]" office:value-type="float" office:value="129.545454545455" calcext:value-type="float">
            <text:p>129,545454545455</text:p>
          </table:table-cell>
          <table:table-cell table:formula="of:=([.P2] - [.$B$2]) * [.$Q$15]" office:value-type="float" office:value="139.261363636364" calcext:value-type="float">
            <text:p>139,261363636364</text:p>
          </table:table-cell>
          <table:table-cell table:formula="of:=([.Q2] - [.$B$2]) * [.$Q$15]" office:value-type="float" office:value="150.056818181818" calcext:value-type="float">
            <text:p>150,056818181818</text:p>
          </table:table-cell>
          <table:table-cell table:formula="of:=([.R2] - [.$B$2]) * [.$Q$15]" office:value-type="float" office:value="158.693181818182" calcext:value-type="float">
            <text:p>158,693181818182</text:p>
          </table:table-cell>
          <table:table-cell table:formula="of:=([.S2] - [.$B$2]) * [.$Q$15]" office:value-type="float" office:value="169.488636363636" calcext:value-type="float">
            <text:p>169,488636363636</text:p>
          </table:table-cell>
          <table:table-cell table:formula="of:=([.T2] - [.$B$2]) * [.$Q$15]" office:value-type="float" office:value="180.284090909091" calcext:value-type="float">
            <text:p>180,284090909091</text:p>
          </table:table-cell>
          <table:table-cell table:formula="of:=([.U2] - [.$B$2]) * [.$Q$15]" office:value-type="float" office:value="190" calcext:value-type="float">
            <text:p>190</text:p>
          </table:table-cell>
          <table:table-cell table:formula="of:=([.V2] - [.$B$2]) * [.$Q$15]" office:value-type="float" office:value="210.511363636364" calcext:value-type="float">
            <text:p>210,511363636364</text:p>
          </table:table-cell>
          <table:table-cell table:formula="of:=([.W2] - [.$B$2]) * [.$Q$15]" office:value-type="float" office:value="250.454545454545" calcext:value-type="float">
            <text:p>250,454545454545</text:p>
          </table:table-cell>
          <table:table-cell table:formula="of:=([.X2] - [.$B$2]) * [.$Q$15]" office:value-type="float" office:value="297.954545454545" calcext:value-type="float">
            <text:p>297,954545454545</text:p>
          </table:table-cell>
          <table:table-cell table:formula="of:=([.Y2] - [.$B$2]) * [.$Q$15]" office:value-type="float" office:value="349.772727272727" calcext:value-type="float">
            <text:p>349,772727272727</text:p>
          </table:table-cell>
          <table:table-cell table:formula="of:=([.Z2] - [.$B$2]) * [.$Q$15]" office:value-type="float" office:value="405.909090909091" calcext:value-type="float">
            <text:p>405,909090909091</text:p>
          </table:table-cell>
          <table:table-cell table:formula="of:=([.AA2] - [.$B$2]) * [.$Q$15]" office:value-type="float" office:value="446.931818181818" calcext:value-type="float">
            <text:p>446,931818181818</text:p>
          </table:table-cell>
          <table:table-cell table:formula="of:=([.AB2] - [.$B$2]) * [.$Q$15]" office:value-type="float" office:value="490.113636363636" calcext:value-type="float">
            <text:p>490,113636363636</text:p>
          </table:table-cell>
        </table:table-row>
        <table:table-row table:style-name="ro1">
          <table:table-cell office:value-type="string" calcext:value-type="string">
            <text:p>projected</text:p>
          </table:table-cell>
          <table:table-cell table:formula="of:=([.B2] - [.$B$2]) * 27/25" office:value-type="float" office:value="0" calcext:value-type="float">
            <text:p>0</text:p>
          </table:table-cell>
          <table:table-cell table:formula="of:=([.C2] - [.$B$2]) * 27/25" office:value-type="float" office:value="9.72" calcext:value-type="float">
            <text:p>9,72</text:p>
          </table:table-cell>
          <table:table-cell table:formula="of:=([.D2] - [.$B$2]) * 27/25" office:value-type="float" office:value="18.36" calcext:value-type="float">
            <text:p>18,36</text:p>
          </table:table-cell>
          <table:table-cell table:formula="of:=([.E2] - [.$B$2]) * 27/25" office:value-type="float" office:value="29.16" calcext:value-type="float">
            <text:p>29,16</text:p>
          </table:table-cell>
          <table:table-cell table:formula="of:=([.F2] - [.$B$2]) * 27/25" office:value-type="float" office:value="38.88" calcext:value-type="float">
            <text:p>38,88</text:p>
          </table:table-cell>
          <table:table-cell table:formula="of:=([.G2] - [.$B$2]) * 27/25" office:value-type="float" office:value="48.6" calcext:value-type="float">
            <text:p>48,6</text:p>
          </table:table-cell>
          <table:table-cell table:formula="of:=([.H2] - [.$B$2]) * 27/25" office:value-type="float" office:value="58.32" calcext:value-type="float">
            <text:p>58,32</text:p>
          </table:table-cell>
          <table:table-cell table:formula="of:=([.I2] - [.$B$2]) * 27/25" office:value-type="float" office:value="69.12" calcext:value-type="float">
            <text:p>69,12</text:p>
          </table:table-cell>
          <table:table-cell table:formula="of:=([.J2] - [.$B$2]) * 27/25" office:value-type="float" office:value="78.84" calcext:value-type="float">
            <text:p>78,84</text:p>
          </table:table-cell>
          <table:table-cell table:formula="of:=([.K2] - [.$B$2]) * 27/25" office:value-type="float" office:value="88.56" calcext:value-type="float">
            <text:p>88,56</text:p>
          </table:table-cell>
          <table:table-cell table:formula="of:=([.L2] - [.$B$2]) * 27/25" office:value-type="float" office:value="99.36" calcext:value-type="float">
            <text:p>99,36</text:p>
          </table:table-cell>
          <table:table-cell table:formula="of:=([.M2] - [.$B$2]) * 27/25" office:value-type="float" office:value="109.08" calcext:value-type="float">
            <text:p>109,08</text:p>
          </table:table-cell>
          <table:table-cell table:formula="of:=([.N2] - [.$B$2]) * 27/25" office:value-type="float" office:value="119.88" calcext:value-type="float">
            <text:p>119,88</text:p>
          </table:table-cell>
          <table:table-cell table:formula="of:=([.O2] - [.$B$2]) * 27/25" office:value-type="float" office:value="129.6" calcext:value-type="float">
            <text:p>129,6</text:p>
          </table:table-cell>
          <table:table-cell table:formula="of:=([.P2] - [.$B$2]) * 27/25" office:value-type="float" office:value="139.32" calcext:value-type="float">
            <text:p>139,32</text:p>
          </table:table-cell>
          <table:table-cell table:formula="of:=([.Q2] - [.$B$2]) * 27/25" office:value-type="float" office:value="150.12" calcext:value-type="float">
            <text:p>150,12</text:p>
          </table:table-cell>
          <table:table-cell table:formula="of:=([.R2] - [.$B$2]) * 27/25" office:value-type="float" office:value="158.76" calcext:value-type="float">
            <text:p>158,76</text:p>
          </table:table-cell>
          <table:table-cell table:formula="of:=([.S2] - [.$B$2]) * 27/25" office:value-type="float" office:value="169.56" calcext:value-type="float">
            <text:p>169,56</text:p>
          </table:table-cell>
          <table:table-cell table:formula="of:=([.T2] - [.$B$2]) * 27/25" office:value-type="float" office:value="180.36" calcext:value-type="float">
            <text:p>180,36</text:p>
          </table:table-cell>
          <table:table-cell table:formula="of:=([.U2] - [.$B$2]) * 27/25" office:value-type="float" office:value="190.08" calcext:value-type="float">
            <text:p>190,08</text:p>
          </table:table-cell>
          <table:table-cell table:formula="of:=([.V2] - [.$B$2]) * 27/25" office:value-type="float" office:value="210.6" calcext:value-type="float">
            <text:p>210,6</text:p>
          </table:table-cell>
          <table:table-cell table:formula="of:=([.W2] - [.$B$2]) * 27/25" office:value-type="float" office:value="250.56" calcext:value-type="float">
            <text:p>250,56</text:p>
          </table:table-cell>
          <table:table-cell table:formula="of:=([.X2] - [.$B$2]) * 27/25" office:value-type="float" office:value="298.08" calcext:value-type="float">
            <text:p>298,08</text:p>
          </table:table-cell>
          <table:table-cell table:formula="of:=([.Y2] - [.$B$2]) * 27/25" office:value-type="float" office:value="349.92" calcext:value-type="float">
            <text:p>349,92</text:p>
          </table:table-cell>
          <table:table-cell table:formula="of:=([.Z2] - [.$B$2]) * 27/25" office:value-type="float" office:value="406.08" calcext:value-type="float">
            <text:p>406,08</text:p>
          </table:table-cell>
          <table:table-cell table:formula="of:=([.AA2] - [.$B$2]) * 27/25" office:value-type="float" office:value="447.12" calcext:value-type="float">
            <text:p>447,12</text:p>
          </table:table-cell>
          <table:table-cell table:formula="of:=([.AB2] - [.$B$2]) * 27/25" office:value-type="float" office:value="490.32" calcext:value-type="float">
            <text:p>490,32</text:p>
          </table:table-cell>
        </table:table-row>
        <table:table-row table:style-name="ro1" table:number-rows-repeated="7">
          <table:table-cell table:number-columns-repeated="28"/>
        </table:table-row>
        <table:table-row table:style-name="ro1">
          <table:table-cell table:number-columns-repeated="15"/>
          <table:table-cell office:value-type="string" calcext:value-type="string">
            <text:p>Pente</text:p>
          </table:table-cell>
          <table:table-cell table:formula="of:=AVERAGE([.B3:.T3])" office:value-type="float" office:value="0.926315789473684" calcext:value-type="float">
            <text:p>0,926315789473684</text:p>
          </table:table-cell>
          <table:table-cell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Desired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Correction</text:p>
          </table:table-cell>
          <table:table-cell table:formula="of:=[.Q14]/[.Q13]" office:value-type="float" office:value="1.07954545454545" calcext:value-type="float">
            <text:p>1,07954545454545</text:p>
          </table:table-cell>
          <table:table-cell table:number-columns-repeated="11"/>
        </table:table-row>
        <table:table-row table:style-name="ro1" table:number-rows-repeated="19">
          <table:table-cell table:number-columns-repeated="28"/>
        </table:table-row>
        <table:table-row table:style-name="ro1">
          <table:table-cell table:number-columns-repeated="8"/>
          <table:table-cell table:style-name="ce8" table:number-columns-spanned="3" table:number-rows-spanned="1"/>
          <table:covered-table-cell table:number-columns-repeated="2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2">00/00/0000</text:date>, <text:time style:data-style-name="N2" text:time-value="13:49:57.6800443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émi Bourgeon</meta:initial-creator>
    <meta:creation-date>2018-06-08T15:22:57.624420901</meta:creation-date>
    <dc:date>2018-06-22T14:23:50.059082660</dc:date>
    <dc:creator>Rodolphe HOUDAS</dc:creator>
    <meta:editing-duration>PT2H4M41S</meta:editing-duration>
    <meta:editing-cycles>24</meta:editing-cycles>
    <meta:generator>LibreOffice/6.0.4.2$Linux_X86_64 LibreOffice_project/00m0$Build-2</meta:generator>
    <meta:document-statistic meta:table-count="2" meta:cell-count="1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45cm" svg:y="3.952cm" style:legend-expansion="high" chart:style-name="ch2"/>
        <chart:plot-area chart:style-name="ch3" table:cell-range-address="Sheet1.A1:Sheet1.AB2 Sheet1.A8:Sheet1.AB8" chart:data-source-has-labels="both" svg:x="0.091cm" svg:y="-0.09cm" svg:width="13.06cm" svg:height="8.638cm">
          <chartooo:coordinate-region svg:x="0.898cm" svg:y="0.11cm" svg:width="11.973cm" svg:height="7.791cm"/>
          <chart:axis chart:dimension="x" chart:name="primary-x" chart:style-name="ch4" chartooo:axis-type="auto">
            <chart:categories table:cell-range-address="Sheet1.A1:Sheet1.AB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B2" chart:class="chart:scatter">
            <chart:domain table:cell-range-address="Sheet1.A1:Sheet1.AB1"/>
            <chart:data-point chart:repeated="28"/>
          </chart:series>
          <chart:series chart:style-name="ch7" chart:values-cell-range-address="Sheet1.A8:Sheet1.AB8" chart:label-cell-address="Sheet1.A8:Sheet1.A8" chart:class="chart:scatte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</text:p>
                <draw:g>
                  <svg:desc>Sheet1.A1:Sheet1.AB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A1:Sheet1.AB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Ligne 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A2:Sheet1.AB2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65">
                <text:p>65</text:p>
              </table:table-cell>
              <table:table-cell office:value-type="float" office:value="75">
                <text:p>75</text:p>
              </table:table-cell>
              <table:table-cell office:value-type="float" office:value="84">
                <text:p>84</text:p>
              </table:table-cell>
              <table:table-cell office:value-type="float" office:value="93">
                <text:p>93</text:p>
              </table:table-cell>
              <table:table-cell office:value-type="float" office:value="102">
                <text:p>102</text:p>
              </table:table-cell>
              <table:table-cell office:value-type="float" office:value="112">
                <text:p>112</text:p>
              </table:table-cell>
              <table:table-cell office:value-type="float" office:value="121">
                <text:p>121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49">
                <text:p>149</text:p>
              </table:table-cell>
              <table:table-cell office:value-type="float" office:value="159">
                <text:p>159</text:p>
              </table:table-cell>
              <table:table-cell office:value-type="float" office:value="168">
                <text:p>168</text:p>
              </table:table-cell>
              <table:table-cell office:value-type="float" office:value="177">
                <text:p>177</text:p>
              </table:table-cell>
              <table:table-cell office:value-type="float" office:value="187">
                <text:p>187</text:p>
              </table:table-cell>
              <table:table-cell office:value-type="float" office:value="195">
                <text:p>195</text:p>
              </table:table-cell>
              <table:table-cell office:value-type="float" office:value="205">
                <text:p>205</text:p>
              </table:table-cell>
              <table:table-cell office:value-type="float" office:value="215">
                <text:p>215</text:p>
              </table:table-cell>
              <table:table-cell office:value-type="float" office:value="224">
                <text:p>224</text:p>
              </table:table-cell>
              <table:table-cell office:value-type="float" office:value="243">
                <text:p>243</text:p>
              </table:table-cell>
              <table:table-cell office:value-type="float" office:value="280">
                <text:p>280</text:p>
              </table:table-cell>
              <table:table-cell office:value-type="float" office:value="324">
                <text:p>324</text:p>
              </table:table-cell>
              <table:table-cell office:value-type="float" office:value="372">
                <text:p>372</text:p>
              </table:table-cell>
              <table:table-cell office:value-type="float" office:value="424">
                <text:p>424</text:p>
              </table:table-cell>
              <table:table-cell office:value-type="float" office:value="462">
                <text:p>46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/>
                <draw:g>
                  <svg:desc>Sheet1.A8:Sheet1.A8</svg:desc>
                </draw:g>
              </table:table-cell>
              <table:table-cell office:value-type="float" office:value="NaN">
                <text:p>NaN</text:p>
                <draw:g>
                  <svg:desc>Sheet1.A8:Sheet1.AB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" chart:maximum="1.95" chart:interval-major="0.05" chart:interval-minor-divisor="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092cm" svg:height="8.489cm" xlink:href=".." xlink:type="simple" chart:class="chart:line" chart:style-name="ch1">
        <chart:legend chart:legend-position="end" svg:x="12.901cm" svg:y="3.945cm" style:legend-expansion="high" chart:style-name="ch2"/>
        <chart:plot-area chart:style-name="ch3" table:cell-range-address="Sheet1.A3:Sheet1.AB3" chart:data-source-has-labels="column" svg:x="0.301cm" svg:y="0.169cm" svg:width="12.299cm" svg:height="8.151cm">
          <chartooo:coordinate-region svg:x="1.028cm" svg:y="0.169cm" svg:width="11.385cm" svg:height="7.5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AB3" chart:label-cell-address="Sheet1.A3:Sheet1.A3" chart:class="chart:line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</table:table-row>
          </table:table-header-rows>
          <table:table-rows>
            <table:table-row>
              <table:table-cell office:value-type="string">
                <text:p>pente</text:p>
                <draw:g>
                  <svg:desc>Sheet1.A3:Sheet1.A3</svg:desc>
                </draw:g>
              </table:table-cell>
              <table:table-cell office:value-type="float" office:value="0.9">
                <text:p>0.9</text:p>
                <draw:g>
                  <svg:desc>Sheet1.B3:Sheet1.AB3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1.9">
                <text:p>1.9</text:p>
              </table:table-cell>
              <table:table-cell office:value-type="float" office:value="0.74">
                <text:p>0.74</text:p>
              </table:table-cell>
              <table:table-cell office:value-type="float" office:value="0.88">
                <text:p>0.88</text:p>
              </table:table-cell>
              <table:table-cell office:value-type="float" office:value="0.96">
                <text:p>0.96</text:p>
              </table:table-cell>
              <table:table-cell office:value-type="float" office:value="1.04">
                <text:p>1.04</text:p>
              </table:table-cell>
              <table:table-cell office:value-type="float" office:value="0.76">
                <text:p>0.76</text:p>
              </table:table-cell>
              <table:table-cell office:value-type="float" office:value="0.8">
                <text:p>0.8</text:p>
              </table:table-cell>
              <table:table-cell office:value-type="float" office:value="1.004">
                <text:p>1.0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